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4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fo:color="#ff0000" loext:opacity="100%" style:font-name="Verdana1" fo:font-size="16pt" style:text-underline-style="none" officeooo:rsid="001e98b1" officeooo:paragraph-rsid="001e98b1" style:font-relief="embossed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style:font-name="Verdana1" fo:font-size="16pt" fo:language="pt" fo:country="BR" style:font-size-asian="16pt"/>
    </style:style>
    <style:style style:name="T18" style:family="text">
      <style:text-properties style:font-name="Verdana1" fo:font-size="16pt" fo:language="pt" fo:country="BR" style:text-underline-style="solid" style:text-underline-type="double" style:text-underline-width="auto" style:text-underline-color="#ff8000" style:font-size-asian="16pt"/>
    </style:style>
    <style:style style:name="T19" style:family="text">
      <style:text-properties style:font-name="Brush" fo:font-size="14pt" fo:language="pt" fo:country="BR" fo:font-style="italic" officeooo:rsid="002246f7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5">CONFIRA OS SINTOMAS DA DENGUE</text:span><text:span text:style-name="T16"/></text:p>
      <text:p text:style-name="P5"><text:span text:style-name="T17"><text:tab/>O tempo médio do ciclo é de 5 a 6 dias, e o intervalo entre a picada e a manifestação da doença chama-se período de incubação. É só depois desse período que os sintomas aparecem. Geralmente os sintomas se manifestam a partir do 3° dia depois da </text:span><text:span text:style-name="T18">picada do mosquitos.</text:span><text:span text:style-name="T17"> </text:span></text:p>
      <text:p text:style-name="P3"><text:span text:style-name="T14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0:04.319000000</dc:date>
    <meta:editing-duration>PT18M23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